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D4000000E6AE9DB7CA95A070DF.png" manifest:media-type="image/png"/>
  <manifest:file-entry manifest:full-path="Pictures/100000000000046E00000762F0AF5AC07364B22C.png" manifest:media-type="image/png"/>
  <manifest:file-entry manifest:full-path="Pictures/100000000000023A000001A52E8F743B39FA6B24.png" manifest:media-type="image/png"/>
  <manifest:file-entry manifest:full-path="Pictures/10000000000002B2000000E7C84B6178B404F8D2.png" manifest:media-type="image/png"/>
  <manifest:file-entry manifest:full-path="Pictures/1000000000000242000001C5E5CB1648EB9DEDE8.png" manifest:media-type="image/png"/>
  <manifest:file-entry manifest:full-path="Pictures/10000000000002B3000001750EBB8FF669E1DE2B.png" manifest:media-type="image/png"/>
  <manifest:file-entry manifest:full-path="Pictures/1000000000000164000000672786FF369C32650A.png" manifest:media-type="image/png"/>
  <manifest:file-entry manifest:full-path="Pictures/10000000000002D9000000D16ABBC7CF305039B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84cm" loext:decorative="false"/>
      <style:paragraph-properties style:writing-mode="lr-tb"/>
    </style:style>
    <style:style style:name="gr3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2.51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678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677cm" loext:decorative="false"/>
      <style:paragraph-properties style:writing-mode="lr-tb"/>
    </style:style>
    <style:style style:name="P1" style:family="paragraph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style:text-properties style:font-name="Arial" fo:font-size="12pt" style:font-name-asian="Arial" style:font-size-asian="12pt" style:font-size-complex="12pt"/>
    </style:style>
    <style:style style:name="P7" style:family="paragraph">
      <loext:graphic-properties draw:fill="none"/>
      <style:text-properties style:font-name="Arial" fo:font-size="12pt" style:font-name-asian="Arial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style:text-properties style:font-name="Arial" fo:font-size="10.5pt" style:font-name-asian="Arial" style:font-size-asian="10.5pt" style:font-size-complex="10.5pt"/>
    </style:style>
    <style:style style:name="P11" style:family="paragraph">
      <loext:graphic-properties draw:fill="none"/>
      <style:text-properties style:font-name="Arial" fo:font-size="10.5pt" style:font-name-asian="Arial" style:font-size-asian="10.5pt" style:font-size-complex="10.5pt"/>
    </style:style>
    <style:style style:name="T1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fo:font-size="10.5pt" style:font-name-asian="Arial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7.932cm" svg:height="1.199cm" svg:x="1cm" svg:y="1.171cm">
          <draw:text-box>
            <text:p text:style-name="P1"><text:span text:style-name="T1">AES: Advanced Encryption Standard</text:span></text:p>
            <text:p text:style-name="P1"><text:span text:style-name="T1">对称加密算法</text:span></text:p>
          </draw:text-box>
        </draw:frame>
        <draw:frame draw:style-name="gr1" draw:text-style-name="P3" draw:layer="layout" svg:width="18.716cm" svg:height="1.927cm" svg:x="1.171cm" svg:y="2.468cm">
          <draw:text-box>
            <text:p>aes为分组密码，分组长度只能是128bit, 即每个分组16Bytes。</text:p>
            <text:p>密钥的长度可以是128bit, 192bit或者256bit。</text:p>
          </draw:text-box>
        </draw:frame>
        <draw:frame draw:style-name="gr2" draw:text-style-name="P4" draw:layer="layout" svg:width="11.297cm" svg:height="1.09cm" svg:x="1.17cm" svg:y="4.442cm">
          <draw:text-box>
            <text:p>密钥的长度不同，推荐加密轮数也不同</text:p>
          </draw:text-box>
        </draw:frame>
        <draw:frame draw:style-name="gr3" draw:text-style-name="P5" draw:layer="layout" svg:width="19.152cm" svg:height="6.084cm" svg:x="1.338cm" svg:y="5.634cm">
          <draw:image xlink:href="Pictures/10000000000002D4000000E6AE9DB7CA95A070DF.png" xlink:type="simple" xlink:show="embed" xlink:actuate="onLoad" draw:mime-type="image/png">
            <text:p/>
          </draw:image>
        </draw:frame>
        <draw:frame draw:style-name="gr3" draw:text-style-name="P5" draw:layer="layout" svg:width="18.253cm" svg:height="6.11cm" svg:x="1.634cm" svg:y="12.133cm">
          <draw:image xlink:href="Pictures/10000000000002B2000000E7C84B6178B404F8D2.png" xlink:type="simple" xlink:show="embed" xlink:actuate="onLoad" draw:mime-type="image/png">
            <text:p/>
          </draw:image>
        </draw:frame>
        <draw:frame draw:style-name="gr4" draw:text-style-name="P4" draw:layer="layout" svg:width="9.039cm" svg:height="2.765cm" svg:x="19.149cm" svg:y="17.468cm">
          <draw:text-box>
            <text:p>前9次执行的操作是一样的，</text:p>
            <text:p>只有第10次有所不同</text:p>
          </draw:text-box>
        </draw:frame>
      </draw:page>
      <draw:page draw:name="page2" draw:style-name="dp1" draw:master-page-name="默认">
        <draw:frame draw:style-name="gr5" draw:text-style-name="P7" draw:layer="layout" svg:width="29.423cm" svg:height="1.928cm" svg:x="1.749cm" svg:y="1.453cm">
          <draw:text-box>
            <text:p text:style-name="P6"><text:span text:style-name="T2">AES</text:span><text:span text:style-name="T2">的处理单位是字节，</text:span><text:span text:style-name="T2">128</text:span><text:span text:style-name="T2">位的输入明文分组</text:span><text:span text:style-name="T2">P</text:span><text:span text:style-name="T2">和输入密钥</text:span><text:span text:style-name="T2">K</text:span><text:span text:style-name="T2">都被分成</text:span><text:span text:style-name="T2">16</text:span><text:span text:style-name="T2">个字节，分别记为</text:span><text:span text:style-name="T2">P = P0 P1 … P15 </text:span><text:span text:style-name="T2">和 </text:span><text:span text:style-name="T2">K = K0 K1 … K15</text:span><text:span text:style-name="T2">。</text:span></text:p>
          </draw:text-box>
        </draw:frame>
        <draw:frame draw:style-name="gr3" draw:text-style-name="P5" draw:layer="layout" svg:width="18.279cm" svg:height="9.867cm" svg:x="2.029cm" svg:y="2.648cm">
          <draw:image xlink:href="Pictures/10000000000002B3000001750EBB8FF669E1DE2B.png" xlink:type="simple" xlink:show="embed" xlink:actuate="onLoad" draw:mime-type="image/png">
            <text:p/>
          </draw:image>
        </draw:frame>
        <draw:frame draw:style-name="gr2" draw:text-style-name="P4" draw:layer="layout" svg:width="24.168cm" svg:height="1.09cm" svg:x="2.417cm" svg:y="13.117cm">
          <draw:text-box>
            <text:p>AES的处理单位是字节，128位的输入明文分组P和输入密钥K都被分成16个字节</text:p>
          </draw:text-box>
        </draw:frame>
        <draw:frame draw:style-name="gr2" draw:text-style-name="P4" draw:layer="layout" svg:width="16.377cm" svg:height="1.09cm" svg:x="2.344cm" svg:y="14.288cm">
          <draw:text-box>
            <text:p>明文分组用字节为单位的正方形矩阵描述，称为状态矩阵</text:p>
          </draw:text-box>
        </draw:frame>
        <draw:frame draw:style-name="gr2" draw:text-style-name="P4" draw:layer="layout" svg:width="16.377cm" svg:height="1.09cm" svg:x="2.345cm" svg:y="15.865cm">
          <draw:text-box>
            <text:p>该矩阵中字节的排列顺序为从上到下、从左至右依次排列</text:p>
          </draw:text-box>
        </draw:frame>
      </draw:page>
      <draw:page draw:name="page3" draw:style-name="dp1" draw:master-page-name="默认">
        <draw:frame draw:style-name="gr2" draw:text-style-name="P4" draw:layer="layout" svg:width="23.055cm" svg:height="1.09cm" svg:x="2.033cm" svg:y="1.44cm">
          <draw:text-box>
            <text:p>128位密钥也是用字节为单位的矩阵表示，矩阵的每一列被称为1个32位比特字</text:p>
          </draw:text-box>
        </draw:frame>
        <draw:frame draw:style-name="gr2" draw:text-style-name="P4" draw:layer="layout" svg:width="23.991cm" svg:height="1.09cm" svg:x="1.75cm" svg:y="3.41cm">
          <draw:text-box>
            <text:p>通过密钥编排函数该密钥矩阵被扩展成一个44个字组成的序列W[0],W[1], … ,W[43]</text:p>
          </draw:text-box>
        </draw:frame>
        <draw:frame draw:style-name="gr2" draw:text-style-name="P4" draw:layer="layout" svg:width="24.382cm" svg:height="1.09cm" svg:x="1.618cm" svg:y="5cm">
          <draw:text-box>
            <text:p>该序列的前4个元素W[0],W[1],W[2],W[3]是原始密钥，用于加密运算中的初始密钥加</text:p>
          </draw:text-box>
        </draw:frame>
        <draw:frame draw:style-name="gr2" draw:text-style-name="P4" draw:layer="layout" svg:width="25.246cm" svg:height="1.09cm" svg:x="1.75cm" svg:y="6.5cm">
          <draw:text-box>
            <text:p>后面40个字分为10组，每组4个字（128比特）分别用于10轮加密运算中的轮密钥加</text:p>
          </draw:text-box>
        </draw:frame>
        <draw:frame draw:style-name="gr3" draw:text-style-name="P5" draw:layer="layout" svg:width="13.578cm" svg:height="10.029cm" svg:x="7.172cm" svg:y="8.471cm">
          <draw:image xlink:href="Pictures/100000000000023A000001A52E8F743B39FA6B24.png" xlink:type="simple" xlink:show="embed" xlink:actuate="onLoad" draw:mime-type="image/png">
            <text:p/>
          </draw:image>
        </draw:frame>
      </draw:page>
      <draw:page draw:name="page4" draw:style-name="dp1" draw:master-page-name="默认">
        <draw:frame draw:style-name="gr3" draw:text-style-name="P5" draw:layer="layout" svg:width="11.399cm" svg:height="18.999cm" svg:x="1.351cm" svg:y="1.251cm">
          <draw:image xlink:href="Pictures/100000000000046E00000762F0AF5AC07364B22C.png" xlink:type="simple" xlink:show="embed" xlink:actuate="onLoad" draw:mime-type="image/png">
            <text:p/>
          </draw:image>
        </draw:frame>
        <draw:frame draw:style-name="gr6" draw:text-style-name="P7" draw:layer="layout" svg:width="18.5cm" svg:height="1.199cm" svg:x="5cm" svg:y="1.301cm">
          <draw:text-box>
            <text:p text:style-name="P6"><text:span text:style-name="T2">加密的第</text:span><text:span text:style-name="T2">1</text:span><text:span text:style-name="T2">轮到第</text:span><text:span text:style-name="T2">9</text:span><text:span text:style-name="T2">轮的轮函数一样，包括</text:span><text:span text:style-name="T2">4</text:span><text:span text:style-name="T2">个操作：字节代换、行位移、列混合和轮密钥加。</text:span></text:p>
          </draw:text-box>
        </draw:frame>
        <draw:frame draw:style-name="gr2" draw:text-style-name="P4" draw:layer="layout" svg:width="8.757cm" svg:height="1.09cm" svg:x="13cm" svg:y="4.41cm">
          <draw:text-box>
            <text:p>最后一轮迭代不执行列混合。</text:p>
          </draw:text-box>
        </draw:frame>
        <draw:frame draw:style-name="gr2" draw:text-style-name="P7" draw:layer="layout" svg:width="12.5cm" svg:height="1.09cm" svg:x="12cm" svg:y="6.41cm">
          <draw:text-box>
            <text:p text:style-name="P6"><text:span text:style-name="T2">在第一轮迭代之前，先将明文和原始密钥进行一次异或加密操作</text:span></text:p>
          </draw:text-box>
        </draw:frame>
      </draw:page>
      <draw:page draw:name="page5" draw:style-name="dp1" draw:master-page-name="默认">
        <draw:frame draw:style-name="gr1" draw:text-style-name="P2" draw:layer="layout" svg:width="2.195cm" svg:height="0.725cm" svg:x="1.055cm" svg:y="1.025cm">
          <draw:text-box>
            <text:p><text:span text:style-name="T1">密钥扩展</text:span></text:p>
          </draw:text-box>
        </draw:frame>
        <draw:frame draw:style-name="gr7" draw:text-style-name="P4" draw:layer="layout" svg:width="16.5cm" svg:height="1.927cm" svg:x="4.5cm" svg:y="2.5cm">
          <draw:text-box>
            <text:p>AES首先将初始密钥输入到一个4x4的状态矩阵中</text:p>
          </draw:text-box>
        </draw:frame>
        <draw:frame draw:style-name="gr3" draw:text-style-name="P5" draw:layer="layout" svg:width="15.29cm" svg:height="11.983cm" svg:x="1.75cm" svg:y="4.517cm">
          <draw:image xlink:href="Pictures/1000000000000242000001C5E5CB1648EB9DEDE8.png" xlink:type="simple" xlink:show="embed" xlink:actuate="onLoad" draw:mime-type="image/png">
            <text:p/>
          </draw:image>
        </draw:frame>
        <draw:frame draw:style-name="gr7" draw:text-style-name="P4" draw:layer="layout" svg:width="14.219cm" svg:height="1.927cm" svg:x="1.281cm" svg:y="16.573cm">
          <draw:text-box>
            <text:p>这个4x4矩阵的每一列的4个字节组成一个字</text:p>
          </draw:text-box>
        </draw:frame>
        <draw:frame draw:style-name="gr2" draw:text-style-name="P4" draw:layer="layout" svg:width="16.771cm" svg:height="1.09cm" svg:x="1.979cm" svg:y="17.75cm">
          <draw:text-box>
            <text:p>对W数组扩充40个新列，构成总共44列的扩展密钥数组</text:p>
          </draw:text-box>
        </draw:frame>
        <draw:frame draw:style-name="gr3" draw:text-style-name="P5" draw:layer="layout" svg:width="9.417cm" svg:height="2.724cm" svg:x="18.333cm" svg:y="4.5cm">
          <draw:image xlink:href="Pictures/1000000000000164000000672786FF369C32650A.png" xlink:type="simple" xlink:show="embed" xlink:actuate="onLoad" draw:mime-type="image/png">
            <text:p/>
          </draw:image>
        </draw:frame>
        <draw:frame draw:style-name="gr7" draw:text-style-name="P4" draw:layer="layout" svg:width="10.25cm" svg:height="1.927cm" svg:x="17.25cm" svg:y="7.5cm">
          <draw:text-box>
            <text:p>函数T由3部分组成：字循环、字</text:p>
            <text:p>节代换和轮常量异或</text:p>
          </draw:text-box>
        </draw:frame>
        <draw:frame draw:style-name="gr2" draw:text-style-name="P7" draw:layer="layout" svg:width="19.5cm" svg:height="1.199cm" svg:x="16.75cm" svg:y="10cm">
          <draw:text-box>
            <text:p text:style-name="P6"><text:span text:style-name="T2">字循环：将</text:span><text:span text:style-name="T2">1</text:span><text:span text:style-name="T2">个字中的</text:span><text:span text:style-name="T2">4</text:span><text:span text:style-name="T2">个字节循环左移</text:span><text:span text:style-name="T2">1</text:span><text:span text:style-name="T2">个字节。</text:span></text:p>
            <text:p text:style-name="P6"><text:span text:style-name="T2">即将输入字</text:span><text:span text:style-name="T2">[b0, b1, b2, b3]</text:span><text:span text:style-name="T2">变换成</text:span><text:span text:style-name="T2">[b1,b2,b3,b0]</text:span><text:span text:style-name="T2">。</text:span></text:p>
          </draw:text-box>
        </draw:frame>
        <draw:frame draw:style-name="gr2" draw:text-style-name="P9" draw:layer="layout" svg:width="15.204cm" svg:height="1.09cm" svg:x="16.546cm" svg:y="11.75cm">
          <draw:text-box>
            <text:p text:style-name="P8"><text:span text:style-name="T3">字节代换：对字循环的结果使用</text:span><text:span text:style-name="T3">S</text:span><text:span text:style-name="T3">盒进行字节代换。</text:span></text:p>
          </draw:text-box>
        </draw:frame>
        <draw:frame draw:style-name="gr2" draw:text-style-name="P11" draw:layer="layout" svg:width="12.25cm" svg:height="1.09cm" svg:x="16.75cm" svg:y="13.16cm">
          <draw:text-box>
            <text:p text:style-name="P10"><text:span text:style-name="T4">轮常量异或：将前两步的结果同轮常量</text:span><text:span text:style-name="T4">Rcon[j]</text:span><text:span text:style-name="T4">进行异或，其中</text:span><text:span text:style-name="T4">j</text:span><text:span text:style-name="T4">表示轮数。</text:span></text:p>
          </draw:text-box>
        </draw:frame>
        <draw:frame draw:style-name="gr3" draw:text-style-name="P5" draw:layer="layout" svg:width="10.75cm" svg:height="3.082cm" svg:x="17.5cm" svg:y="14.418cm">
          <draw:image xlink:href="Pictures/10000000000002D9000000D16ABBC7CF305039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2T14:54:50.773000000</meta:creation-date>
    <dc:date>2024-02-03T01:14:20.079000000</dc:date>
    <meta:editing-duration>PT10H19M27S</meta:editing-duration>
    <meta:editing-cycles>5</meta:editing-cycles>
    <meta:generator>LibreOffice/7.6.0.3$Windows_X86_64 LibreOffice_project/69edd8b8ebc41d00b4de3915dc82f8f0fc3b6265</meta:generator>
    <meta:document-statistic meta:object-count="31"/>
  </office:meta>
</office:document-meta>
</file>